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style style:name="P2" style:family="paragraph" style:parent-style-name="Standard" style:list-style-name="L1">
      <style:text-properties officeooo:paragraph-rsid="000f7404"/>
    </style:style>
    <style:style style:name="P3" style:family="paragraph" style:parent-style-name="Standard" style:list-style-name="L1">
      <style:text-properties officeooo:paragraph-rsid="001cfd19"/>
    </style:style>
    <style:style style:name="P4" style:family="paragraph" style:parent-style-name="Standard" style:list-style-name="L1">
      <style:text-properties officeooo:rsid="000f7404" officeooo:paragraph-rsid="000f7404"/>
    </style:style>
    <style:style style:name="P5" style:family="paragraph" style:parent-style-name="Standard" style:list-style-name="L1">
      <style:text-properties officeooo:rsid="000fde65" officeooo:paragraph-rsid="000fde65"/>
    </style:style>
    <style:style style:name="P6" style:family="paragraph" style:parent-style-name="Standard" style:list-style-name="L1">
      <style:text-properties officeooo:rsid="0010125b" officeooo:paragraph-rsid="0010125b"/>
    </style:style>
    <style:style style:name="P7" style:family="paragraph" style:parent-style-name="Standard" style:list-style-name="L1">
      <style:text-properties officeooo:rsid="0011d60b" officeooo:paragraph-rsid="0011d60b"/>
    </style:style>
    <style:style style:name="P8" style:family="paragraph" style:parent-style-name="Standard" style:list-style-name="L1">
      <style:text-properties officeooo:rsid="001339bc" officeooo:paragraph-rsid="001339bc"/>
    </style:style>
    <style:style style:name="P9" style:family="paragraph" style:parent-style-name="Standard" style:list-style-name="L1">
      <style:text-properties officeooo:rsid="00150c0a" officeooo:paragraph-rsid="00150c0a"/>
    </style:style>
    <style:style style:name="P10" style:family="paragraph" style:parent-style-name="Standard" style:list-style-name="L1">
      <style:text-properties officeooo:rsid="001863c5" officeooo:paragraph-rsid="001863c5"/>
    </style:style>
    <style:style style:name="P11" style:family="paragraph" style:parent-style-name="Standard" style:list-style-name="L1">
      <style:text-properties officeooo:rsid="001a3f72" officeooo:paragraph-rsid="001a3f72"/>
    </style:style>
    <style:style style:name="P12" style:family="paragraph" style:parent-style-name="Standard" style:list-style-name="L1">
      <style:text-properties officeooo:rsid="001ba901" officeooo:paragraph-rsid="001ba901"/>
    </style:style>
    <style:style style:name="T1" style:family="text">
      <style:text-properties officeooo:rsid="000f7404"/>
    </style:style>
    <style:style style:name="T2" style:family="text">
      <style:text-properties officeooo:rsid="0013719b"/>
    </style:style>
    <style:style style:name="T3" style:family="text">
      <style:text-properties officeooo:rsid="00150c0a"/>
    </style:style>
    <style:style style:name="T4" style:family="text">
      <style:text-properties officeooo:rsid="00168a17"/>
    </style:style>
    <style:style style:name="T5" style:family="text">
      <style:text-properties officeooo:rsid="00171930"/>
    </style:style>
    <style:style style:name="T6" style:family="text">
      <style:text-properties officeooo:rsid="001cfd1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041756533" text:style-name="L1">
        <text:list-item>
          <text:p text:style-name="P3"><text:span text:style-name="T6">Examples run in mamba (or conda-forge) environment, see environment.yaml</text:span></text:p>
        </text:list-item>
        <text:list-item>
          <text:p text:style-name="P3"/>
        </text:list-item>
        <text:list-item>
          <text:p text:style-name="P2"><text:a xlink:type="simple" xlink:href="https://en.ilmatieteenlaitos.fi/open-data" text:style-name="Internet_20_link" text:visited-style-name="Visited_20_Internet_20_Link">https://en.ilmatieteenlaitos.fi/open-data</text:a></text:p>
          <text:list>
            <text:list-item>
              <text:p text:style-name="P5">Introduction and all the directions for open data</text:p>
            </text:list-item>
          </text:list>
        </text:list-item>
        <text:list-item>
          <text:p text:style-name="P2"><text:span text:style-name="T1">Grid vs multipoint (and data structure)</text:span></text:p>
          <text:list>
            <text:list-item>
              <text:p text:style-name="P8">multipoint coverage gives you single points, and gridded data gives you full gridded maps. Data quantity is obviously much bigger with gridded data, and the <text:span text:style-name="T2">format of the data is GRIBs. GRIBs are not trivial to work with. If you can cope with multipoint coverage, its easier to do so.</text:span></text:p>
            </text:list-item>
          </text:list>
        </text:list-item>
        <text:list-item>
          <text:p text:style-name="P1"><text:a xlink:type="simple" xlink:href="https://github.com/pnuu/fmiopendata" text:style-name="Internet_20_link" text:visited-style-name="Visited_20_Internet_20_Link">https://github.com/pnuu/fmiopendata</text:a></text:p>
          <text:list>
            <text:list-item>
              <text:p text:style-name="P4">this page has directions for the wfs (and additionally wms which there is no example for)</text:p>
            </text:list-item>
            <text:list-item>
              <text:p text:style-name="P4">various examples in the page, these are the directions I followed</text:p>
            </text:list-item>
            <text:list-item>
              <text:p text:style-name="P11">The example codes have some options and some directions. Feel free to tweak.</text:p>
            </text:list-item>
            <text:list-item>
              <text:p text:style-name="P4">What to do </text:p>
              <text:list>
                <text:list-item>
                  <text:p text:style-name="P4">Installation follow directly. I use mamba, type in the commands. Eccodes is needed for gridded data, may not be needed other wise. But with conda and mamba installation should not be more than those few lines.</text:p>
                </text:list-item>
                <text:list-item>
                  <text:p text:style-name="P4">Available data – part</text:p>
                  <text:list>
                    <text:list-item>
                      <text:p text:style-name="P4">I used the wfs. Just type in wfs_html.py in your terminal, thats it. It creates a wfs.html file in the folder you run it in. Then open the wfs.html file with your browser – it lists all the options for the wfs collection. This should help you modify the example codes to give what you want.</text:p>
                    </text:list-item>
                    <text:list-item>
                      <text:p text:style-name="P4">There is a wfs.html file in github which I added, you can have a look at that if you like, but I would recommend still running it for yourself.</text:p>
                    </text:list-item>
                  </text:list>
                </text:list-item>
              </text:list>
            </text:list-item>
          </text:list>
        </text:list-item>
        <text:list-item>
          <text:p text:style-name="P5">Timeseries application</text:p>
          <text:list>
            <text:list-item>
              <text:p text:style-name="P5">This is what we use for the Smartmet database when we collect data through the FMI intranet. There doesn’t seem to be much directions on the use of the timeseries application for open data.</text:p>
            </text:list-item>
            <text:list-item>
              <text:p text:style-name="P5"><text:a xlink:type="simple" xlink:href="https://github.com/fmidev/smartmet-plugin-timeseries" text:style-name="Internet_20_link" text:visited-style-name="Visited_20_Internet_20_Link">https://github.com/fmidev/smartmet-plugin-timeseries</text:a></text:p>
              <text:list>
                <text:list-item>
                  <text:p text:style-name="P6">The directions for the timeseries plugin. Some (but perhaps not all) of the directions may work when editing the timeseries example code. Feel free to test.</text:p>
                </text:list-item>
              </text:list>
            </text:list-item>
          </text:list>
        </text:list-item>
        <text:list-item>
          <text:p text:style-name="P7">Timeseries vs WFS</text:p>
          <text:list>
            <text:list-item>
              <text:p text:style-name="P7">Different formatting, eg. arguments and parameters, how to format the strings.</text:p>
            </text:list-item>
            <text:list-item>
              <text:p text:style-name="P12">Return a dict of dict of dicts of.. Timeseries and WFS return different forms.</text:p>
            </text:list-item>
          </text:list>
        </text:list-item>
        <text:list-item>
          <text:p text:style-name="P7">Example codes</text:p>
          <text:list>
            <text:list-item>
              <text:p text:style-name="P7">timeseries</text:p>
              <text:list>
                <text:list-item>
                  <text:p text:style-name="P7">place and latlons</text:p>
                  <text:list>
                    <text:list-item>
                      <text:p text:style-name="P7">Locations can be retrieved with latlons, or place names. eg. “Helsinki”, or “60,24”. The string format is strict, eg. with latlons there cannot be a space after the comma.</text:p>
                    </text:list-item>
                    <text:list-item>
                      <text:p text:style-name="P7">Some options <text:span text:style-name="T3">are included in the example code.</text:span></text:p>
                    </text:list-item>
                  </text:list>
                </text:list-item>
              </text:list>
            </text:list-item>
            <text:list-item>
              <text:p text:style-name="P7">WFS</text:p>
              <text:list>
                <text:list-item>
                  <text:p text:style-name="P7">place and latlons</text:p>
                  <text:list>
                    <text:list-item>
                      <text:p text:style-name="P9">It does not accept “name” or “place” in parameters as timesereies does, but it does return place name regardless. <text:span text:style-name="T4">The name can be very specific, eg. small part of town </text:span><text:span text:style-name="T5">rather than Helsinki</text:span><text:span text:style-name="T4">.</text:span></text:p>
                      <text:list>
                        <text:list-item>
                          <text:p text:style-name="P10">eg. "60.1699,24.9384" gives “Central Helsinki”, "60.169,24.938" gives “Helsinki”, and "60.16,24.93" gives “Sinebrychoff park”</text:p>
                        </text:list-item>
                      </text:list>
                    </text:list-item>
                    <text:list-item>
                      <text:p text:style-name="P9">latlon or place name, options in code.</text:p>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1T09:48:23.701660485</meta:creation-date>
    <meta:generator>LibreOffice/7.3.7.2$Linux_X86_64 LibreOffice_project/30$Build-2</meta:generator>
    <dc:date>2023-05-31T11:58:16.585965478</dc:date>
    <meta:editing-duration>PT26M30S</meta:editing-duration>
    <meta:editing-cycles>8</meta:editing-cycles>
    <meta:document-statistic meta:table-count="0" meta:image-count="0" meta:object-count="0" meta:page-count="1" meta:paragraph-count="32" meta:word-count="464" meta:character-count="2677" meta:non-whitespace-character-count="2273"/>
  </office:meta>
</office:document-meta>
</file>